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ru" fo:country="RU"/>
    </style:style>
    <style:style style:name="P9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4">Назначение </text:span>ProxyDCS.</text:p>
      <text:p text:style-name="P2"><text:span text:style-name="T4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4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4">. </text:span></text:p>
      <text:p text:style-name="P4"/>
      <text:p text:style-name="P2"><text:span text:style-name="T4">Взаимодействие модулей осуществляется через </text:span>Ethernet <text:span text:style-name="T4">или </text:span>shared memory.</text:p>
      <text:p text:style-name="P2"/>
      <text:p text:style-name="P2"/>
      <text:p text:style-name="P2"><text:span text:style-name="T6">ProxyDCS</text:span> – <text:span text:style-name="T4">должен уметь загружать xml-файл. С описанием параметров которые модуль вырабатывает и потребляет. </text:span></text:p>
      <text:p text:style-name="P2"><text:span text:style-name="T4">Должна быть специальная утилита, которая собирает все данные(</text:span>xml<text:span text:style-name="T4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5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4"/>
      <text:p text:style-name="P2"><text:span text:style-name="T6">ProxyDCS</text:span> <text:span text:style-name="T4">должен иметь следующий интерфейс:</text:span></text:p>
      <text:p text:style-name="P4"/>
      <text:p text:style-name="P2"><text:span text:style-name="T4">- </text:span>sendRequest(Request*) <text:s text:c="2"/>- <text:span text:style-name="T4">отправка запроса на обработку. Должны быть указаны настройки, например, циклический запрос или одиночный запрос.</text:span></text:p>
      <text:list xml:id="list5585856311478659125" text:style-name="L1">
        <text:list-item>
          <text:p text:style-name="P7">eEvent(RequestEvent) - <text:span text:style-name="T4">обработка события постановки/получения запроса на исполнение.</text:span></text:p>
        </text:list-item>
      </text:list>
      <text:p text:style-name="P5">Логика работы:</text:p>
      <text:p text:style-name="P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7">Можно реализовать через общую память).</text:span></text:p>
      <text:p text:style-name="P4"><text:span text:style-name="T7"/></text:p>
      <text:p text:style-name="P4"><text:span text:style-name="T7">Функция </text:span><text:span text:style-name="T3">slotTryToSpeak() - </text:span><text:span text:style-name="T7">попытаемся отправить свои данные другим участникам</text:span></text:p>
      <text:p text:style-name="P2"/>
      <text:p text:style-name="P5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5"><text:soft-page-break/>Предложения от <text:span text:style-name="T1">Наташи(</text:span>от 15.06.2016<text:span text:style-name="T1">):</text:span></text:p>
      <text:list xml:id="list3199975806689837285" text:style-name="L2">
        <text:list-item>
          <text:p text:style-name="P9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9">Подумать о том, если много модулей будут писать в одну структуру не будет ли конфликта.</text:p>
        </text:list-item>
        <text:list-item>
          <text:p text:style-name="P9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9">Подумать об внезапном отключении модулей. Прокси должен в этом случае как-то сообщать оповещать другие модели.</text:p>
        </text:list-item>
      </text:list>
      <text:p text:style-name="P4"/>
      <text:p text:style-name="P4"/>
      <text:p text:style-name="P4"/>
      <text:p text:style-name="P4"/>
      <text:p text:style-name="P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4">имя_модуля;</text:span></text:p>
      <text:p text:style-name="P2"><text:tab/>name_pseudo_id;n<text:span text:style-name="T4">ame_param_id;имя_модуля;</text:span></text:p>
      <text:p text:style-name="P2">}</text:p>
      <text:p text:style-name="P2"/>
      <text:p text:style-name="P2"><text:span text:style-name="T6">name_pseudo_id</text:span> – <text:span text:style-name="T4">это псевдоним параметра который и будет использоваться в программе</text:span><text:span text:style-name="T4">(строка)</text:span></text:p>
      <text:p text:style-name="P2"><text:span text:style-name="T6">name_param_id</text:span> <text:s/>- <text:span text:style-name="T4">это название параметра который определен в другом модуле</text:span><text:span text:style-name="T4">(строка)</text:span></text:p>
      <text:p text:style-name="P2"><text:span text:style-name="T5">имя_модуля</text:span><text:span text:style-name="T4"> — </text:span><text:span text:style-name="T4">это название кому принадлежит </text:span>name_param_id.<text:span text:style-name="T4"> </text:span></text:p>
      <text:p text:style-name="P2"><text:span text:style-name="T5">name_group_id </text:span><text:span text:style-name="T4">— </text:span><text:span text:style-name="T4">имя группы(она в себя включает множество параметров)</text:span></text:p>
      <text:p text:style-name="P2"/>
      <text:p text:style-name="P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4"/>
      <text:p text:style-name="P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4">уникальное имя модуля</text:span></text:p>
      <text:p text:style-name="P2"><text:tab/>cyclic; <text:tab/><text:tab/><text:tab/><text:tab/> <text:s text:c="2"/>//<text:span text:style-name="T4">признак цикличности</text:span></text:p>
      <text:p text:style-name="P2"><text:tab/>frec; <text:tab/><text:tab/><text:tab/><text:tab/> <text:s text:c="2"/>//<text:span text:style-name="T4">частота</text:span></text:p>
      <text:p text:style-name="P2"><text:tab/>name_param_id;<text:span text:style-name="T4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4">В случае, если входные данные меняются будет генерироваться соответсвующий сигнала</text:p>
      <text:p text:style-name="P2">GroupInput – <text:span text:style-name="T4">это перечень всех входных данных требуемых данным модулем от других модулей.</text:span></text:p>
      <text:p text:style-name="P2">GroupOutput – <text:span text:style-name="T4">это перечень параметров рассчитываемых данным модулем. Это необходимо для передачи полномочий непосредственно </text:span>ProxyDCS.</text:p>
      <text:p text:style-name="P4"><text:soft-page-break/></text:p>
      <text:p text:style-name="P4">Пример <text:span text:style-name="T2">interfaces.xml:</text:span></text:p>
      <text:p text:style-name="P4">Суть этого файла сообщить о наличии высокоуровневых командах который может выполнять данный модуль.</text:p>
      <text:p text:style-name="P4"/>
      <text:p text:style-name="P4">К примеру: </text:p>
      <text:p text:style-name="P2">Command</text:p>
      <text:p text:style-name="P2">{</text:p>
      <text:p text:style-name="P2">name_command_id;//<text:span text:style-name="T4">имя идентификатора команды</text:span></text:p>
      <text:p text:style-name="P2">input :</text:p>
      <text:p text:style-name="P2">//<text:span text:style-name="T4">здесь описание входных данных команды</text:span></text:p>
      <text:p text:style-name="P2">output:</text:p>
      <text:p text:style-name="P2">//<text:span text:style-name="T4">здесь описание выходных данных</text:span></text:p>
      <text:p text:style-name="P2">}</text:p>
      <text:p text:style-name="P4">Вопросы:</text:p>
      <text:p text:style-name="P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/>
      <text:p text:style-name="P2"/>
      <text:p text:style-name="P2"/>
      <text:p text:style-name="P4">Описание данных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40M5S</meta:editing-duration>
    <meta:editing-cycles>33</meta:editing-cycles>
    <meta:generator>OpenOffice/4.0.0$Win32 OpenOffice.org_project/400m3$Build-9702</meta:generator>
    <dc:date>2016-07-08T19:09:56.88</dc:date>
    <dc:creator>Федор Гурин</dc:creator>
    <meta:document-statistic meta:table-count="0" meta:image-count="0" meta:object-count="0" meta:page-count="3" meta:paragraph-count="69" meta:word-count="522" meta:character-count="4104"/>
    <meta:user-defined meta:name="Info 1"/>
    <meta:user-defined meta:name="Info 2"/>
    <meta:user-defined meta:name="Info 3"/>
    <meta:user-defined meta:name="Info 4"/>
  </office:meta>
</office:document-meta>
</file>